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Gralphabetisi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ralphabet" svg:font-family="Gralphabet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d3d7ae"/>
    </style:style>
    <style:style style:name="P2" style:family="paragraph">
      <style:paragraph-properties fo:text-align="center"/>
      <style:text-properties fo:font-size="20pt" fo:font-weight="bold"/>
    </style:style>
    <style:style style:name="T1" style:family="text">
      <style:text-properties officeooo:rsid="00cdd979"/>
    </style:style>
    <style:style style:name="T2" style:family="text">
      <style:text-properties officeooo:rsid="00d3be7e"/>
    </style:style>
    <style:style style:name="gr1" style:family="graphic">
      <style:graphic-properties draw:textarea-vertical-align="middle" loext:decorative="false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utton_gralphabetisieren" form:control-implementation="ooo:com.sun.star.form.component.CommandButton" xml:id="control1" form:id="control1" form:label="Gralphabetisiere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Referer" office:value-type="string" office:string-value="file:///D:/Eigene%20Daten/Larp/Gralphabet/Gralphabetisierer/Gralphabetisierer.odt/content.xml"/>
            </form:properties>
            <office:event-listeners>
              <script:event-listener script:language="ooo:script" script:event-name="form:performaction" xlink:href="vnd.sun.star.script:Standard.Gralphabetisierer.Gralphabetisieren?language=Basic&amp;location=document" xlink:type="simple"/>
            </office:event-listeners>
          </form:button>
          <form:button form:name="button_graefixieren" form:control-implementation="ooo:com.sun.star.form.component.CommandButton" xml:id="control2" form:id="control2" form:label="Gräfixiere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Referer" office:value-type="string" office:string-value="file:///D:/Eigene%20Daten/Larp/Gralphabet/Gralphabetisierer/Gralphabetisierer.odt/content.xml"/>
            </form:properties>
            <office:event-listeners>
              <script:event-listener script:language="ooo:script" script:event-name="form:performaction" xlink:href="vnd.sun.star.script:Standard.Gralphabetisierer.Graefixieren?language=Basic&amp;location=document" xlink:type="simple"/>
            </office:event-listeners>
          </form:button>
          <form:button form:name="Schaltfläche 1" form:control-implementation="ooo:com.sun.star.form.component.CommandButton" xml:id="control3" form:id="control3" form:label="Gralphabetisiere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Referer" office:value-type="string" office:string-value="file:///D:/Eigene%20Daten/Larp/Gralphabet/Gralphabetisierer/Gralphabetisierer.odt/content.xml"/>
            </form:properties>
            <office:event-listeners>
              <script:event-listener script:language="ooo:script" script:event-name="form:performaction" xlink:href="vnd.sun.star.script:Standard.Gralphabetisierer.Gralphabetisieren?language=Basic&amp;location=document" xlink:type="simple"/>
            </office:event-listeners>
          </form:button>
          <form:button form:name="Schaltfläche 2" form:control-implementation="ooo:com.sun.star.form.component.CommandButton" xml:id="control4" form:id="control4" form:label="Gräfixiere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Referer" office:value-type="string" office:string-value="file:///D:/Eigene%20Daten/Larp/Gralphabet/Gralphabetisierer/Gralphabetisierer.odt/content.xml"/>
            </form:properties>
            <office:event-listeners>
              <script:event-listener script:language="ooo:script" script:event-name="form:performaction" xlink:href="vnd.sun.star.script:Standard.Gralphabetisierer.Graefixieren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0" draw:name="Steuerelement 1" draw:style-name="gr1" draw:text-style-name="P2" svg:width="6.633cm" svg:height="1.225cm" svg:x="10.366cm" svg:y="-1.656cm" draw:control="control1"/><draw:control text:anchor-type="paragraph" draw:z-index="1" draw:name="Steuerelement 2" draw:style-name="gr2" draw:text-style-name="P2" svg:width="6.633cm" svg:height="1.225cm" svg:x="0cm" svg:y="-1.656cm" draw:control="control2"/><draw:control text:anchor-type="paragraph" draw:z-index="2" draw:name="Steuerelement 3" draw:style-name="gr1" draw:text-style-name="P2" svg:width="6.633cm" svg:height="1.225cm" svg:x="10.366cm" svg:y="-1.656cm" draw:control="control3"/><draw:control text:anchor-type="paragraph" draw:z-index="3" draw:name="Steuerelement 4" draw:style-name="gr2" draw:text-style-name="P2" svg:width="6.633cm" svg:height="1.225cm" svg:x="0cm" svg:y="-1.656cm" draw:control="control4"/><text:span text:style-name="T1">M</text:span>ittelalterliche Alphabeten waren stark von der lateinischen Schrift beeinflusst, wobei regionale Variationen und künstlerische Entwicklungen zu unterschiedlichen Stilen führten. </text:p>
      <text:p text:style-name="P1">Im frühen Mittelalter dominierte die <text:span text:style-name="Strong_20_Emphasis">karolingische Minuskel</text:span>, die klar und gut lesbar war und besonders in der karolingischen Renaissance im <text:span text:style-name="T2">achten</text:span> und <text:span text:style-name="T2">neunten</text:span> Jahrhundert verbreitet war. Später entwickelten sich <text:span text:style-name="Strong_20_Emphasis">gotische</text:span> Schriften, die für ihre enge, spitze Form bekannt waren und häufig in Manuskripten des <text:span text:style-name="T2">zwölften</text:span> bis <text:span text:style-name="T2">sechzehnten</text:span> Jahrhunderts verwendet wurd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ralphabet" svg:font-family="Gralphabet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style:page-number="auto"/>
      <style:text-properties style:font-name="Liberation Sans1" fo:font-family="'Liberation Sans'" style:font-style-name="Standard" style:font-family-generic="swiss" style:font-pitch="variable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00:01:42.304000000</meta:creation-date>
    <dc:date>2025-02-18T23:10:00.831000000</dc:date>
    <meta:editing-duration>PT3H52M55S</meta:editing-duration>
    <meta:editing-cycles>171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" meta:word-count="69" meta:character-count="542" meta:non-whitespace-character-count="474"/>
  </office:meta>
</office:document-meta>
</file>

<file path=Basic/Standard/Gralphabetisierer.xml><?xml version="1.0" encoding="utf-8"?>
<!DOCTYPE module  PUBLIC '-//OpenOffice.org//DTD OfficeDocument 1.0//EN'  'module.dtd'>
<script:module xmlns:script="http://openoffice.org/2000/script" script:name="Gralphabetisierer" script:language="StarBasic" script:moduleType="normal">REM  *****  BASIC  *****

Sub Gralphabetisieren
	REM 
	Dim oDoc as Object
	Dim oParEnum As Object, oPar As Object, oSecEnum As Object, oSec As Object
	
	oDoc = ThisComponent
	
	' https://help.libreoffice.org/24.8/en-US/text/sbasic/shared/03120310.html?DbPAR=BASIC
	oDoc.Text.String = UCase(oDoc.Text.String)
	
	' https://help.libreoffice.org/latest/en-US/text/sbasic/shared/replace.html
	oDoc.Text.String = Replace(oDoc.Text.String, "GR", "g")
	oDoc.Text.String = Replace(oDoc.Text.String, "ST", "t")
	oDoc.Text.String = Replace(oDoc.Text.String, "SCH", "s")
	oDoc.Text.String = Replace(oDoc.Text.String, "EI", "i")
	oDoc.Text.String = Replace(oDoc.Text.String, "ẞ", "SS")
	oDoc.Text.String = Replace(oDoc.Text.String, "AU", "a")
	oDoc.Text.String = Replace(oDoc.Text.String, "EU", "e")
	oDoc.Text.String = Replace(oDoc.Text.String, "CH", "c")
	
	oParEnum = oDoc.Text.createEnumeration()
	Do While oParEnum.hasMoreElements()
		oPar = oParEnum.nextElement()
		oPar.CharFontName = "Gralphabet"
	Loop
End Sub


Sub Graefixieren
	vowels = "aeiouäöüyAEIOUÄÖÜY0123456789"  ' which characters are considered to be vowels
	
	Cursor = ThisComponent.Text.createTextCursor()
	Cursor.gotoStart(False)
	
	hasMoved = True  ' if gotoNextWord dose not move the cursor foward, the text end has been reached
	Do While hasMoved
		Cursor.gotoEndOfWord(True)  ' select word
		Word = Cursor.getString()  ' get word string
		
		' is word upper case? -&gt; select appropriate prefix
		char1 = Mid(Word, 1, 1)
		If char1 = UCase(char1) Then 
			prefix = "Gr"
			Word = LCase(char1) &amp; Mid(Word, 2)  '  make word lower case
		Else
			prefix = "gr"
		End If
		
		' find first vowel position and replace everything before with the suffix
		vowel1pos = -1  ' the first vowel position
		Graefix = ""  ' the converted word
	    For i = 1 To Len(Word)
	        If InStr(1, vowels, Mid(Word, i, 1)) &gt; 0 Then
	            vowel1pos = i
	            Graefix = prefix &amp; Mid(Word, i)
	            Exit For
	        End If
	    Next i
	    
	    ' the word contains only consonants -&gt; add suffix to whole word
	    If vowel1pos = -1 And Len(Word) &gt; 0 Then
	    	Graefix = prefix &amp; Word
	    End If
	    
	    ' Output information (uncomment for debugging)
		'resp = msgbox("|" &amp; Word &amp; "|" &amp; Chr(13) &amp; _ 
		'              "First vowel is " &amp; Mid(Word, vowel1pos, 1) &amp;" at " &amp; CStr(vowel1pos) &amp; Chr(13) &amp; _ 
		'              "Gräffix string: " &amp; Graefix, MB_OKCANCEL)
		'If resp = 2 Then Exit Do
		
		' replace the original word with the converted word
		Cursor.String = Graefix
		
		hasMoved = Cursor.gotoNextWord(False)
	Loop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ralphabetisi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